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</office:font-face-decls>
  <office:automatic-styles>
    <style:style style:name="P1" style:family="paragraph" style:parent-style-name="Standard">
      <style:paragraph-properties fo:margin-left="0.052in" fo:margin-right="0.052in" fo:margin-top="0.052in" fo:margin-bottom="0.052in" style:contextual-spacing="false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0b031a" style:font-size-asian="12pt" style:font-size-complex="12pt" loext:padding="0in" loext:border="none"/>
    </style:style>
    <style:style style:name="P2" style:family="paragraph" style:parent-style-name="Standard">
      <style:text-properties fo:color="#000000" loext:opacity="100%" style:font-name="Liberation Serif" fo:font-size="12pt" style:font-size-asian="12pt" style:font-size-complex="12pt"/>
    </style:style>
    <style:style style:name="P3" style:family="paragraph" style:parent-style-name="Standard">
      <style:paragraph-properties fo:margin-left="0.052in" fo:margin-right="0.052in" fo:margin-top="0.052in" fo:margin-bottom="0.052in" style:contextual-spacing="false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0b031a" fo:background-color="#ffff00" style:font-size-asian="12pt" style:font-size-complex="12pt" loext:padding="0in" loext:border="none"/>
    </style:style>
    <style:style style:name="P4" style:family="paragraph" style:parent-style-name="Standard">
      <style:paragraph-properties fo:margin-left="0.052in" fo:margin-right="0.052in" fo:margin-top="0.052in" fo:margin-bottom="0.052in" style:contextual-spacing="false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0b031a" officeooo:paragraph-rsid="000b031a" fo:background-color="transparent" style:font-size-asian="12pt" style:font-size-complex="12pt" loext:padding="0in" loext:border="none"/>
    </style:style>
    <style:style style:name="P5" style:family="paragraph" style:parent-style-name="Standard">
      <style:paragraph-properties fo:margin-left="0.052in" fo:margin-right="0.052in" fo:margin-top="0.052in" fo:margin-bottom="0.052in" style:contextual-spacing="false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0b031a" officeooo:paragraph-rsid="000f6c87" fo:background-color="transparent" style:font-size-asian="12pt" style:font-size-complex="12pt" loext:padding="0in" loext:border="none"/>
    </style:style>
    <style:style style:name="P6" style:family="paragraph" style:parent-style-name="Standard">
      <style:paragraph-properties fo:margin-left="0.052in" fo:margin-right="0.052in" fo:margin-top="0.052in" fo:margin-bottom="0.052in" style:contextual-spacing="false" fo:orphans="2" fo:widows="2" fo:text-indent="0in" style:auto-text-indent="false"/>
      <style:text-properties fo:color="#000000" loext:opacity="100%" style:font-name="Liberation Serif" fo:font-size="12pt" officeooo:paragraph-rsid="000b031a" style:font-size-asian="12pt" style:font-size-complex="12pt"/>
    </style:style>
    <style:style style:name="P7" style:family="paragraph" style:parent-style-name="Standard">
      <style:paragraph-properties fo:margin-left="0.052in" fo:margin-right="0.052in" fo:margin-top="0.052in" fo:margin-bottom="0.052in" style:contextual-spacing="false" fo:orphans="2" fo:widows="2" fo:text-indent="0in" style:auto-text-indent="false"/>
      <style:text-properties fo:color="#000000" loext:opacity="100%" style:font-name="Liberation Serif" fo:font-size="12pt" officeooo:paragraph-rsid="00111057" style:font-size-asian="12pt" style:font-size-complex="12pt"/>
    </style:style>
    <style:style style:name="P8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color="#000000" loext:opacity="100%" style:font-name="Liberation Serif" fo:font-size="12pt" style:font-size-asian="12pt" style:font-size-complex="12pt"/>
    </style:style>
    <style:style style:name="P9" style:family="paragraph" style:parent-style-name="Text_20_body">
      <style:paragraph-properties fo:margin-left="0in" fo:margin-right="0in" fo:text-indent="0in" style:auto-text-indent="false"/>
      <style:text-properties fo:color="#000000" loext:opacity="100%" style:font-name="Liberation Serif" fo:font-size="12pt" officeooo:paragraph-rsid="000eac31" style:font-size-asian="12pt" style:font-size-complex="12pt"/>
    </style:style>
    <style:style style:name="P10" style:family="paragraph" style:parent-style-name="Text_20_body">
      <style:paragraph-properties fo:margin-left="0.052in" fo:margin-right="0.052in" fo:margin-top="0.052in" fo:margin-bottom="0.052in" style:contextual-spacing="false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0b031a" fo:background-color="#ffff00" style:font-size-asian="12pt" style:font-size-complex="12pt" loext:padding="0in" loext:border="none"/>
    </style:style>
    <style:style style:name="P11" style:family="paragraph" style:parent-style-name="Text_20_body">
      <style:paragraph-properties fo:margin-left="0.052in" fo:margin-right="0.052in" fo:margin-top="0.052in" fo:margin-bottom="0.052in" style:contextual-spacing="false" fo:orphans="2" fo:widows="2" fo:text-indent="0in" style:auto-text-indent="false"/>
      <style:text-properties fo:color="#000000" loext:opacity="100%" style:font-name="Liberation Serif" fo:font-size="12pt" officeooo:paragraph-rsid="000b031a" style:font-size-asian="12pt" style:font-size-complex="12pt"/>
    </style:style>
    <style:style style:name="T1" style:family="text">
      <style:text-properties officeooo:rsid="000f6c87"/>
    </style:style>
    <style:style style:name="T2" style:family="text">
      <style:text-properties officeooo:rsid="000eac31"/>
    </style:style>
    <style:style style:name="T3" style:family="text">
      <style:text-properties fo:font-variant="normal" fo:text-transform="none" fo:letter-spacing="normal" fo:font-style="normal" fo:font-weight="normal" officeooo:rsid="000b031a" loext:padding="0in" loext:border="none"/>
    </style:style>
    <style:style style:name="T4" style:family="text">
      <style:text-properties fo:font-variant="normal" fo:text-transform="none" fo:letter-spacing="normal" fo:font-style="normal" fo:font-weight="normal" fo:background-color="#ffff00" loext:char-shading-value="0" loext:padding="0in" loext:border="none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vert the following decimal numbers into octal:</text:p>
      <text:p text:style-name="P2"/>
      <text:p text:style-name="P3">25</text:p>
      <text:p text:style-name="P4">Solution…</text:p>
      <text:p text:style-name="P4">We gonna divide the decimal number by <text:span text:style-name="T1">8</text:span> and collect the reminders as the answer.</text:p>
      <text:p text:style-name="P5">25/8 result =3 with remainder 1 <text:span text:style-name="T2">so, we take the answer and do the division again and so on..</text:span></text:p>
      <text:p text:style-name="P5">3/8=0 with remainder 3 </text:p>
      <text:p text:style-name="P5">answer &gt;&gt; 31</text:p>
      <text:p text:style-name="P6"><text:span text:style-name="T3"/></text:p>
      <text:p text:style-name="P7"><text:span text:style-name="T4">100</text:span></text:p>
      <text:p text:style-name="P7">Solution…</text:p>
      <text:section text:style-name="Sect1" text:name="model-response-message-contentr_28a71c80f98aa6d3">
        <text:p text:style-name="P8">100/8=12 with remainder 4</text:p>
        <text:p text:style-name="P8">12/8=1 with remainder 4</text:p>
        <text:p text:style-name="P8">1/8=0 with remainder 1</text:p>
        <text:p text:style-name="P8">answer &gt;&gt; 144</text:p>
      </text:section>
      <text:p text:style-name="P6"/>
      <text:p text:style-name="P3">255</text:p>
      <text:p text:style-name="P9">Solution…</text:p>
      <text:section text:style-name="Sect1" text:name="model-response-message-contentr_92136167d2dc6726">
        <text:p text:style-name="P8">255/8=31 with remainder 7</text:p>
        <text:p text:style-name="P8">31/8=3 with remainder 7</text:p>
        <text:p text:style-name="P8">3/8=0 with remainder 3</text:p>
        <text:p text:style-name="P8">answer &gt;&gt; 377</text:p>
      </text:section>
      <text:p text:style-name="P3"/>
      <text:p text:style-name="P3">1024</text:p>
      <text:p text:style-name="P10">Solution…</text:p>
      <text:section text:style-name="Sect1" text:name="model-response-message-contentr_392370be76e5b01d">
        <text:p text:style-name="P8">1024/8=128 with remainder 0</text:p>
        <text:p text:style-name="P8">128/8=16 with remainder 0</text:p>
        <text:p text:style-name="P8">16/8=2 with remainder 0</text:p>
        <text:p text:style-name="P8">2/8=0 with remainder 2</text:p>
        <text:p text:style-name="P8">answer &gt;&gt; 2000</text:p>
      </text:section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00:03:18.960458402</meta:creation-date>
    <meta:generator>LibreOffice/24.8.4.2$Linux_X86_64 LibreOffice_project/bb3cfa12c7b1bf994ecc5649a80400d06cd71002</meta:generator>
    <dc:date>2025-05-07T00:33:33.932800506</dc:date>
    <meta:editing-duration>PT12M59S</meta:editing-duration>
    <meta:editing-cycles>5</meta:editing-cycles>
    <meta:print-date>2025-05-07T00:32:55.046369486</meta:print-date>
    <meta:printed-by>PDF files</meta:printed-by>
    <meta:document-statistic meta:table-count="0" meta:image-count="0" meta:object-count="0" meta:page-count="1" meta:paragraph-count="26" meta:word-count="105" meta:character-count="581" meta:non-whitespace-character-count="501"/>
  </office:meta>
</office:document-meta>
</file>